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79cm" table:align="margins"/>
    </style:style>
    <style:style style:name="Tableau1.A" style:family="table-column">
      <style:table-column-properties style:column-width="10.94cm" style:rel-column-width="42225*"/>
    </style:style>
    <style:style style:name="Tableau1.B" style:family="table-column">
      <style:table-column-properties style:column-width="6.04cm" style:rel-column-width="23310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line-height="100%" fo:text-align="end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/>
    </style:style>
    <style:style style:name="P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47405" officeooo:paragraph-rsid="00147405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/>
    </style:style>
    <style:style style:name="P9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/>
    </style:style>
    <style:style style:name="P10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style:font-name="Times New Roman" officeooo:rsid="0015e98e" officeooo:paragraph-rsid="0015e98e"/>
    </style:style>
    <style:style style:name="P11" style:family="paragraph" style:parent-style-name="Text_20_body" style:list-style-name="L5"/>
    <style:style style:name="P12" style:family="paragraph" style:parent-style-name="Text_20_body">
      <style:text-properties officeooo:rsid="0015e98e" officeooo:paragraph-rsid="0015e98e"/>
    </style:style>
    <style:style style:name="P13" style:family="paragraph" style:parent-style-name="Text_20_body">
      <style:paragraph-properties fo:margin-top="0.101cm" fo:margin-bottom="0.101cm" loext:contextual-spacing="false" fo:line-height="115%" fo:text-align="justify" style:justify-single-word="false"/>
      <style:text-properties style:font-name="Times New Roman"/>
    </style:style>
    <style:style style:name="T1" style:family="text">
      <style:text-properties officeooo:rsid="0011bb2a"/>
    </style:style>
    <style:style style:name="T2" style:family="text">
      <style:text-properties officeooo:rsid="00147405"/>
    </style:style>
    <style:style style:name="T3" style:family="text">
      <style:text-properties officeooo:rsid="0015e98e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Université de Jijel</text:p>
            <text:p text:style-name="P1">Faculté des Sciences Exactes et d'Informatique</text:p>
            <text:p text:style-name="P1">Département d'Informatique</text:p>
          </table:table-cell>
          <table:table-cell table:style-name="Tableau1.A1" office:value-type="string">
            <text:p text:style-name="P3">A. U : 202<text:span text:style-name="T1">2</text:span>/202<text:span text:style-name="T1">3</text:span></text:p>
            <text:p text:style-name="P3">3L</text:p>
            <text:p text:style-name="P3">Données semi-structurées</text:p>
            <text:p text:style-name="P3"/>
          </table:table-cell>
        </table:table-row>
      </table:table>
      <text:p text:style-name="Standard"/>
      <text:p text:style-name="P6">TP N° 02</text:p>
      <text:p text:style-name="P7">(Partie 02)</text:p>
      <text:p text:style-name="P2"/>
      <text:p text:style-name="P5">Objectifs</text:p>
      <text:p text:style-name="P4">L’objectif de cette série de TP est de :</text:p>
      <text:list xml:id="list5300988529077687942" text:style-name="L1">
        <text:list-item>
          <text:p text:style-name="P9">Créer et parser un premier document XML : en se basant sur les deux premiers rappels (TP 01), vous allez pouvoir créer un document XML. Pour l’exploiter, ce document doit être “parsé”. La première manipulation proposée sera un simple affichage.</text:p>
        </text:list-item>
      </text:list>
      <text:p text:style-name="P13"><text:span text:style-name="T2">Une pratique essentielle lors de lecture d’un fichier XML (ou à partir d’autres sources de données) est la structuration de l’application suivant un modèle en couche. </text:span>Le <text:span text:style-name="T2">modèle le plus générique est le modèle </text:span>MVC. Il divise les responsabilités d<text:span text:style-name="T2">es classes du système</text:span> en <text:span text:style-name="T3">trois (0</text:span>3<text:span text:style-name="T3">)</text:span> <text:span text:style-name="T2">couches</text:span> :</text:p>
      <text:list xml:id="list1189941504173657255" text:style-name="L5">
        <text:list-item>
          <text:p text:style-name="P11"><text:bookmark text:name="r-7188528"/><text:bookmark text:name="r-7188523"/><text:bookmark text:name="r-7188522"/><text:span text:style-name="Strong_20_Emphasis">Modèle :</text:span> Le modèle contient les informations relatives à l’état du système. <text:span text:style-name="T3">Dans le contexte d’un système d’information, ces classes repérsentent les données du système (les attributs des classes représentent généralement des propriétés des entités manipulées par le système).</text:span></text:p>
        </text:list-item>
        <text:list-item>
          <text:p text:style-name="P11"><text:bookmark text:name="r-7188525"/><text:bookmark text:name="r-7188524"/><text:span text:style-name="Strong_20_Emphasis">Vue :</text:span> La vue présente les informations du modèle à l’utilisateur. <text:span text:style-name="T3">Dans le cas général, nous parlons de l’interface utilisateur (GUI).</text:span></text:p>
        </text:list-item>
        <text:list-item>
          <text:p text:style-name="P11"><text:bookmark text:name="r-7188527"/><text:bookmark text:name="r-7188526"/><text:span text:style-name="Strong_20_Emphasis">Contrôleur :</text:span> Le contrôleur garantit que les commandes utilisateurs soient exécutées correctement, modifiant les objets du modèle appropriés, et mettant à jour l’application. <text:span text:style-name="T3">Dans un système d’information, cette couche implémente les fonctionnalités “métier”.</text:span></text:p>
        </text:list-item>
      </text:list>
      <text:p text:style-name="P12">Plusieurs variantes ont été proposées pour adapter ce modèles aux différentes technologies et/ou architectures.</text:p>
      <text:p text:style-name="P4"><text:span text:style-name="T4">Travail à réaliser</text:span></text:p>
      <text:list xml:id="list9211066796138224123" text:style-name="L6">
        <text:list-item>
          <text:p text:style-name="P10">Réaliser un “refactoring” de votre application de parsing en organisant le code suivant une architecture MV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none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22</meta:editing-cycles>
    <meta:creation-date>2008-08-22T11:41:04</meta:creation-date>
    <dc:date>2023-02-14T23:34:30.488040156</dc:date>
    <meta:editing-duration>PT2H24M59S</meta:editing-duration>
    <meta:document-statistic meta:table-count="1" meta:image-count="0" meta:object-count="0" meta:page-count="1" meta:paragraph-count="18" meta:word-count="252" meta:character-count="1645" meta:non-whitespace-character-count="1416"/>
  </office:meta>
</office:document-meta>
</file>